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Menlo-Regular" svg:font-family="Menlo-Regular"/>
    <style:font-face style:name="Montserrat" svg:font-family="Montserrat,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Helvetica" fo:font-size="10pt" fo:background-color="#ffffff"/>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fo:color="#000000" style:font-name="Menlo-Regular" fo:font-size="11pt" style:text-underline-style="none" fo:font-weight="normal" style:font-name-asian="Menlo-Regular" style:font-size-asian="11pt" style:font-weight-asian="normal" style:font-name-complex="Menlo-Regular" style:font-size-complex="11pt" style:font-weight-complex="normal"/>
    </style:style>
    <style:style style:name="P7" style:family="paragraph" style:parent-style-name="Text_20_body">
      <style:paragraph-properties fo:text-align="center" style:justify-single-word="false"/>
      <style:text-properties style:font-name="Helvetica" fo:font-size="14pt" fo:font-weight="bold" fo:background-color="#ffffff"/>
    </style:style>
    <style:style style:name="P8" style:family="paragraph" style:parent-style-name="Text_20_body">
      <style:paragraph-properties fo:text-align="center" style:justify-single-word="false"/>
      <style:text-properties style:font-name="Helvetica" fo:font-size="18pt" fo:font-weight="bold" fo:background-color="#ffffff" style:font-size-asian="18pt" style:font-size-complex="18pt"/>
    </style:style>
    <style:style style:name="P9" style:family="paragraph" style:parent-style-name="Text_20_body">
      <style:text-properties style:font-name="Helvetica" fo:font-size="10pt" fo:background-color="#ffffff"/>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list-style-name="L1">
      <style:text-properties style:text-underline-style="none" fo:font-weight="normal" style:font-weight-asian="normal" style:font-weight-complex="normal"/>
    </style:style>
    <style:style style:name="P12" style:family="paragraph" style:parent-style-name="Standard" style:list-style-name="L2">
      <style:text-properties style:text-underline-style="none" fo:font-weight="normal" style:font-weight-asian="normal" style:font-weight-complex="normal"/>
    </style:style>
    <style:style style:name="T1" style:family="text">
      <style:text-properties style:font-name="Helvetica" fo:font-size="10pt" fo:background-color="#ffffff"/>
    </style:style>
    <style:style style:name="T2" style:family="text">
      <style:text-properties fo:font-variant="normal" fo:text-transform="none" style:font-name="Montserrat" fo:font-size="14pt" fo:letter-spacing="normal" fo:font-style="normal" style:text-underline-style="solid" style:text-underline-width="auto" style:text-underline-color="font-color" fo:font-weight="bold" fo:background-color="#ffffff"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Projet 10</text:p>
      <text:p text:style-name="P7"/>
      <text:p text:style-name="P2"><text:a xlink:type="simple" xlink:href="https://openclassrooms.com/fr/projects/160/assignment" text:style-name="Internet_20_link" text:visited-style-name="Visited_20_Internet_20_Link"><text:span text:style-name="T2">Déployez votre application sur un serveur comme un pro !</text:span></text:a></text:p>
      <text:p text:style-name="P1"/>
      <text:p text:style-name="P1"/>
      <text:p text:style-name="P1"/>
      <text:p text:style-name="P1"/>
      <text:p text:style-name="P1"/>
      <text:p text:style-name="P1">Eleve : Yohan Billon </text:p>
      <text:p text:style-name="P1">GitHub : https://github.com/Billonyohan/P10_billon_yohan </text:p>
      <text:p text:style-name="Text_20_body"><text:span text:style-name="T1">Site : </text:span><text:a xlink:type="simple" xlink:href="http://165.22.204.18/" text:style-name="Internet_20_link" text:visited-style-name="Visited_20_Internet_20_Link"><text:span text:style-name="T1">http://165.22.204.18</text:span></text:a></text:p>
      <text:p text:style-name="P1"/>
      <text:p text:style-name="P1"/>
      <text:p text:style-name="P1"/>
      <text:p text:style-name="P3"><text:span text:style-name="T1">1/ </text:span>Description du projet :</text:p>
      <text:p text:style-name="P3"/>
      <text:p text:style-name="Standard">Le projet 10 est dans la continuité du projet 8 qui consistait à créer une plateforme pour amateurs de nutella.</text:p>
      <text:p text:style-name="Standard">Mais jusqu'ici l'application était hébergée sur la plateforme heroku.</text:p>
      <text:p text:style-name="Standard">Le but de ce projet est de déployer l'application sur notre propre serveur via DigitalOcean.</text:p>
      <text:p text:style-name="Standard"/>
      <text:p text:style-name="Standard"/>
      <text:p text:style-name="P4">2/ Configuration du serveur :</text:p>
      <text:p text:style-name="P4"/>
      <text:p text:style-name="P5">Pour pouvoir déployer mon site sur le serveur de DigitalOcean j'ai commencé par créer un « droplet », ou j'ai initialisé une clé ssh pour permettre une connexion à distance sécurisée, puis j'ai choisis mon OS ('ubuntu ') et j'ai selectionnée la location du serveur ('amsterdam').</text:p>
      <text:p text:style-name="P5">Une fois le droplet créé, j'ai modifié le firewall pour permettre la connexion ssh (port 22) et http (port 80).</text:p>
      <text:p text:style-name="P5"/>
      <text:p text:style-name="P5">Après avoir configuré le serveur j'ai importé mon application de github via la commande git clone, puis installer un environnement virtuel et j'ai fini par télécharger les librairies nécessaires au bon fonctionnement de l'application.</text:p>
      <text:p text:style-name="P5"/>
      <text:p text:style-name="P5"/>
      <text:p text:style-name="P4">3/ Integration continue :</text:p>
      <text:p text:style-name="P4"/>
      <text:p text:style-name="P5">Pour l'integration continue j'utilise Travis.</text:p>
      <text:p text:style-name="P5">Afin de l'intégrer dans mon application, j'ai commencé par me créer un compte puis j'ai selectionné mon application via github.</text:p>
      <text:p text:style-name="P5"/>
      <text:p text:style-name="P5">Une fois ces étapes faites, j'ai créé un fichier .travis.yml au niveau de manage.py dans lequel j'ai indiqué le language de programmation utilisé, la commande pour installer les librairies, mes variables d 'environnement, la base de données utilisée ainsi que le commande pour démarrer l'application.</text:p>
      <text:p text:style-name="P5"/>
      <text:p text:style-name="P5"><text:soft-page-break/></text:p>
      <text:p text:style-name="P5"/>
      <text:p text:style-name="P4">4/ Monitoring : </text:p>
      <text:p text:style-name="P4"/>
      <text:p text:style-name="P5">Pour controler si l'application tourne normalement j'ai deux outils de monitoring à ma disposition qui sont : </text:p>
      <text:p text:style-name="P5"/>
      <text:list xml:id="list2533915471117756077" text:style-name="L1">
        <text:list-item>
          <text:p text:style-name="P11">L'outil de monitoring intégré dans DigitalOcean ou je peux controler l'utilisation du processeur, de la mémoire, des inboods/outbound …</text:p>
        </text:list-item>
      </text:list>
      <text:p text:style-name="P5"/>
      <text:list xml:id="list8177963221425548595" text:style-name="L2">
        <text:list-item>
          <text:p text:style-name="P12">L'outil de monitoring Sentry qui me permet d'avoir un log des erreurs recontrées lors de l'utilisation de l'application. (il faut auparavant programmé les 'logs')</text:p>
        </text:list-item>
      </text:list>
      <text:p text:style-name="P5"/>
      <text:p text:style-name="P5"/>
      <text:p text:style-name="P4">5/ Tache cron :</text:p>
      <text:p text:style-name="P4"/>
      <text:p text:style-name="P5">Pour finir, j'ai du créer une tache cron afin de récupérer les données d'openfoodfacts et les insérer dans ma base de données, tous les lundi à heure fixe.</text:p>
      <text:p text:style-name="P5"/>
      <text:p text:style-name="P5">Pour faire cela j'ai créé une fichier cron avec la commande crontab -e, <text:s/>dans lequel j'ai inséré cette ligne :</text:p>
      <text:p text:style-name="P5"/>
      <text:p text:style-name="P6">30 08 * * 1 /nutella/nutella/manage.py updatedata &gt;&gt; /var/log/cron.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Menlo-Regular" svg:font-family="Menlo-Regular"/>
    <style:font-face style:name="Montserrat" svg:font-family="Montserrat,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 bi</meta:initial-creator>
    <meta:creation-date>2020-05-05T13:43:28</meta:creation-date>
    <dc:date>2020-05-08T14:42:20</dc:date>
    <dc:creator>yo bi</dc:creator>
    <meta:editing-duration>PT18M54S</meta:editing-duration>
    <meta:editing-cycles>2</meta:editing-cycles>
    <meta:generator>OpenOffice/4.1.7$Unix OpenOffice.org_project/417m1$Build-9800</meta:generator>
    <meta:document-statistic meta:table-count="0" meta:image-count="0" meta:object-count="0" meta:page-count="2" meta:paragraph-count="25" meta:word-count="376" meta:character-count="2393"/>
  </office:meta>
</office:document-meta>
</file>